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Юра </meta:initial-creator>
    <meta:creation-date>2014-03-12T14:44:05.13805731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1.1$Linux_X86_64 LibreOffice_project/d7dbbd7842e6a58b0f521599204e827654e1fb8b</meta:generator>
  </office:meta>
</office:document-meta>
</file>